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F0000015894F02B0D9F38EAC7.png" manifest:media-type="image/png"/>
  <manifest:file-entry manifest:full-path="Pictures/10000201000001EF00000158499A321C02A07C11.png" manifest:media-type="image/png"/>
  <manifest:file-entry manifest:full-path="Pictures/10000201000002250000018CE317A0FBEC2B1470.png" manifest:media-type="image/png"/>
  <manifest:file-entry manifest:full-path="Pictures/10000201000001F700000159E10B95676009D531.png" manifest:media-type="image/png"/>
  <manifest:file-entry manifest:full-path="Pictures/10000201000001F7000001599E44E42EF63CDA9F.png" manifest:media-type="image/png"/>
  <manifest:file-entry manifest:full-path="Pictures/10000201000001F700000159041F04B32D719D04.png" manifest:media-type="image/png"/>
  <manifest:file-entry manifest:full-path="Pictures/10000201000001F70000015957AABFEFF101A1BF.png" manifest:media-type="image/png"/>
  <manifest:file-entry manifest:full-path="Pictures/10000201000002370000018C308C0058A39DFD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27cm" svg:stroke-color="#000000" draw:marker-start-width="0.381cm" draw:marker-end-width="0.102cm" draw:fill="none" draw:textarea-horizontal-align="justify" draw:textarea-vertical-align="middle" draw:auto-grow-height="false" fo:min-height="1.527cm" fo:min-width="1.277cm" fo:padding-top="0.189cm" fo:padding-bottom="0.189cm" fo:padding-left="0.314cm" fo:padding-right="0.314cm"/>
    </style:style>
    <style:style style:name="gr2" style:family="graphic" style:parent-style-name="objectwithoutfill">
      <style:graphic-properties svg:stroke-width="0.051cm" svg:stroke-color="#000000" draw:marker-start-width="0.279cm" draw:marker-end="" draw:marker-end-width="0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127cm" draw:marker-start-width="0.381cm" draw:marker-end="Arrowheads_20_2" draw:marker-end-width="0.483cm" draw:fill="none" draw:textarea-vertical-align="middle" fo:padding-top="0.188cm" fo:padding-bottom="0.188cm" fo:padding-left="0.313cm" fo:padding-right="0.313cm"/>
    </style:style>
    <style:style style:name="gr4" style:family="graphic" style:parent-style-name="objectwithoutfill">
      <style:graphic-properties draw:stroke="dash" draw:stroke-dash="Dot" svg:stroke-width="0.127cm" draw:marker-start-width="0.381cm" draw:marker-end="Arrowheads_20_2" draw:marker-end-width="0.483cm" draw:fill="none" draw:textarea-vertical-align="middle" fo:padding-top="0.188cm" fo:padding-bottom="0.188cm" fo:padding-left="0.313cm" fo:padding-right="0.313cm"/>
    </style:style>
    <style:style style:name="gr5" style:family="graphic" style:parent-style-name="objectwithoutfill">
      <style:graphic-properties draw:stroke="dash" draw:stroke-dash="Dash" svg:stroke-width="0.127cm" draw:marker-start-width="0.381cm" draw:marker-end="Arrowheads_20_2" draw:marker-end-width="0.483cm" draw:fill="none" draw:textarea-vertical-align="middle" fo:padding-top="0.188cm" fo:padding-bottom="0.188cm" fo:padding-left="0.313cm" fo:padding-right="0.313cm" draw:shadow-offset-x="0.203cm" draw:shadow-offset-y="0.203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  <style:paragraph-properties style:writing-mode="lr-tb"/>
    </style:style>
    <style:style style:name="gr8" style:family="graphic" style:parent-style-name="objectwithoutfill">
      <style:graphic-properties draw:stroke="dash" draw:stroke-dash="Ultrafine_20_2_20_Dots_20_3_20_Dashes" svg:stroke-width="0.127cm" draw:marker-start-width="0.381cm" draw:marker-end="Arrowheads_20_2" draw:marker-end-width="0.483cm" draw:fill="none" draw:textarea-vertical-align="middle" fo:padding-top="0.188cm" fo:padding-bottom="0.188cm" fo:padding-left="0.313cm" fo:padding-right="0.313cm" draw:shadow-offset-x="0.203cm" draw:shadow-offset-y="0.203cm"/>
    </style:style>
    <style:style style:name="gr9" style:family="graphic" style:parent-style-name="standard">
      <style:graphic-properties draw:fill="solid" draw:fill-color="#81d41a" draw:textarea-horizontal-align="justify" draw:textarea-vertical-align="middle" draw:auto-grow-height="false" fo:min-height="0.145cm" fo:min-width="0cm"/>
    </style:style>
    <style:style style:name="gr10" style:family="graphic" style:parent-style-name="standard">
      <style:graphic-properties draw:fill="solid" draw:fill-color="#ff4000" draw:textarea-horizontal-align="justify" draw:textarea-vertical-align="middle" draw:auto-grow-height="false" fo:min-height="0.14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.127cm" svg:stroke-color="#000000" draw:marker-start-width="0.406cm" draw:marker-end="" draw:marker-end-width="0.127cm" draw:fill="none" draw:textarea-horizontal-align="justify" draw:textarea-vertical-align="middle" draw:auto-grow-height="false" fo:min-height="1.529cm" fo:min-width="1.279cm" fo:padding-top="0.188cm" fo:padding-bottom="0.188cm" fo:padding-left="0.313cm" fo:padding-right="0.313cm"/>
    </style:style>
    <style:style style:name="gr14" style:family="graphic" style:parent-style-name="objectwithoutfill">
      <style:graphic-properties svg:stroke-width="0.127cm" draw:marker-start-width="0.406cm" draw:marker-end="" draw:marker-end-width="0.127cm" draw:fill="none" draw:textarea-vertical-align="middle" fo:padding-top="0.187cm" fo:padding-bottom="0.187cm" fo:padding-left="0.312cm" fo:padding-right="0.312cm"/>
    </style:style>
    <style:style style:name="gr15" style:family="graphic" style:parent-style-name="objectwithoutfill">
      <style:graphic-properties draw:stroke="dash" draw:stroke-dash="Dot" svg:stroke-width="0.127cm" draw:marker-start-width="0.406cm" draw:marker-end="Arrowheads_20_3" draw:marker-end-width="0.483cm" draw:fill="none" draw:textarea-vertical-align="middle" fo:padding-top="0.187cm" fo:padding-bottom="0.187cm" fo:padding-left="0.312cm" fo:padding-right="0.312cm"/>
    </style:style>
    <style:style style:name="gr16" style:family="graphic" style:parent-style-name="objectwithoutfill">
      <style:graphic-properties draw:stroke="dash" draw:stroke-dash="Dash" svg:stroke-width="0.127cm" draw:marker-start-width="0.406cm" draw:marker-end="Arrowheads_20_4" draw:marker-end-width="0.483cm" draw:fill="none" draw:textarea-vertical-align="middle" fo:padding-top="0.187cm" fo:padding-bottom="0.187cm" fo:padding-left="0.312cm" fo:padding-right="0.312cm" draw:shadow-offset-x="0.203cm" draw:shadow-offset-y="0.203cm"/>
    </style:style>
    <style:style style:name="gr17" style:family="graphic" style:parent-style-name="objectwithoutfill">
      <style:graphic-properties draw:stroke="dash" draw:stroke-dash="Ultrafine_20_2_20_Dots_20_3_20_Dashes" svg:stroke-width="0.127cm" draw:marker-start-width="0.406cm" draw:marker-end="" draw:marker-end-width="0.127cm" draw:fill="none" draw:textarea-vertical-align="middle" fo:padding-top="0.187cm" fo:padding-bottom="0.187cm" fo:padding-left="0.312cm" fo:padding-right="0.312cm" draw:shadow-offset-x="0.203cm" draw:shadow-offset-y="0.203cm"/>
    </style:style>
    <style:style style:name="gr18" style:family="graphic" style:parent-style-name="standard">
      <style:graphic-properties draw:fill="solid" draw:fill-color="#81d41a" draw:textarea-horizontal-align="justify" draw:textarea-vertical-align="middle" draw:auto-grow-height="false" fo:min-height="0.141cm" fo:min-width="0cm"/>
    </style:style>
    <style:style style:name="gr19" style:family="graphic" style:parent-style-name="standard">
      <style:graphic-properties draw:fill="solid" draw:fill-color="#ff4000" draw:textarea-horizontal-align="justify" draw:textarea-vertical-align="middle" draw:auto-grow-height="false" fo:min-height="0.141cm" fo:min-width="0cm"/>
    </style:style>
    <style:style style:name="gr20" style:family="graphic" style:parent-style-name="objectwithoutfill">
      <style:graphic-properties svg:stroke-width="0.127cm" draw:marker-start-width="0.381cm" draw:marker-end="Arrowheads_20_2" draw:marker-end-width="0.102cm" draw:fill="none" draw:textarea-vertical-align="middle" fo:padding-top="0.188cm" fo:padding-bottom="0.188cm" fo:padding-left="0.313cm" fo:padding-right="0.313cm"/>
    </style:style>
    <style:style style:name="gr21" style:family="graphic" style:parent-style-name="objectwithoutfill">
      <style:graphic-properties draw:stroke="dash" draw:stroke-dash="Dot" svg:stroke-width="0.127cm" draw:marker-start-width="0.381cm" draw:marker-end="Arrowheads_20_5" draw:marker-end-width="0.483cm" draw:fill="none" draw:textarea-vertical-align="middle" fo:padding-top="0.188cm" fo:padding-bottom="0.188cm" fo:padding-left="0.313cm" fo:padding-right="0.313cm"/>
    </style:style>
    <style:style style:name="gr22" style:family="graphic" style:parent-style-name="objectwithoutfill">
      <style:graphic-properties draw:stroke="dash" draw:stroke-dash="Dash" svg:stroke-width="0.127cm" draw:marker-start-width="0.381cm" draw:marker-end="Arrowheads_20_6" draw:marker-end-width="0.483cm" draw:fill="none" draw:textarea-vertical-align="middle" fo:padding-top="0.188cm" fo:padding-bottom="0.188cm" fo:padding-left="0.313cm" fo:padding-right="0.313cm" draw:shadow-offset-x="0.203cm" draw:shadow-offset-y="0.203cm"/>
    </style:style>
    <style:style style:name="gr23" style:family="graphic" style:parent-style-name="objectwithoutfill">
      <style:graphic-properties draw:stroke="dash" draw:stroke-dash="Ultrafine_20_2_20_Dots_20_3_20_Dashes" svg:stroke-width="0.127cm" draw:marker-start-width="0.381cm" draw:marker-end="Arrowheads_20_2" draw:marker-end-width="0.102cm" draw:fill="none" draw:textarea-vertical-align="middle" fo:padding-top="0.188cm" fo:padding-bottom="0.188cm" fo:padding-left="0.313cm" fo:padding-right="0.313cm" draw:shadow-offset-x="0.203cm" draw:shadow-offset-y="0.203cm"/>
    </style:style>
    <style:style style:name="gr24" style:family="graphic" style:parent-style-name="objectwithoutfill">
      <style:graphic-properties svg:stroke-width="0.127cm" draw:marker-start-width="0.381cm" draw:marker-end="" draw:marker-end-width="0.483cm" draw:fill="none" draw:textarea-vertical-align="middle" fo:padding-top="0.188cm" fo:padding-bottom="0.188cm" fo:padding-left="0.313cm" fo:padding-right="0.313cm"/>
    </style:style>
    <style:style style:name="gr25" style:family="graphic" style:parent-style-name="objectwithoutfill">
      <style:graphic-properties draw:stroke="dash" draw:stroke-dash="Ultrafine_20_2_20_Dots_20_3_20_Dashes" svg:stroke-width="0.127cm" draw:marker-start-width="0.381cm" draw:marker-end="" draw:marker-end-width="0.483cm" draw:fill="none" draw:textarea-vertical-align="middle" fo:padding-top="0.188cm" fo:padding-bottom="0.188cm" fo:padding-left="0.313cm" fo:padding-right="0.313cm" draw:shadow-offset-x="0.203cm" draw:shadow-offset-y="0.203cm"/>
    </style:style>
    <style:style style:name="gr26" style:family="graphic" style:parent-style-name="standard">
      <style:graphic-properties draw:fill="solid" draw:fill-color="#ffb66c" draw:textarea-horizontal-align="justify" draw:textarea-vertical-align="middle" draw:auto-grow-height="false" fo:min-height="0.145cm" fo:min-width="0cm"/>
    </style:style>
    <style:style style:name="gr2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9.835cm" fo:min-width="15.36cm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0000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4.78cm" fo:min-width="15.36cm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="solid" draw:fill-color="#81d41a"/>
      <style:paragraph-properties fo:text-align="center"/>
    </style:style>
    <style:style style:name="P6" style:family="paragraph">
      <loext:graphic-properties draw:fill="solid" draw:fill-color="#ff4000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ffb66c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.905cm" svg:height="1.905cm" svg:x="11.19cm" svg:y="6.2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.19cm" svg:y1="6.28cm" svg:x2="13.095cm" svg:y2="8.185cm">
            <text:p/>
          </draw:line>
          <draw:line draw:style-name="gr3" draw:text-style-name="P1" draw:layer="layout" svg:x1="7.75cm" svg:y1="7.265cm" svg:x2="12.221cm" svg:y2="7.265cm">
            <text:p/>
          </draw:line>
          <draw:line draw:style-name="gr4" draw:text-style-name="P1" draw:layer="layout" svg:x1="12.194cm" svg:y1="7.265cm" svg:x2="16.665cm" svg:y2="7.265cm">
            <text:p/>
          </draw:line>
          <draw:line draw:style-name="gr5" draw:text-style-name="P1" draw:layer="layout" svg:x1="12.18cm" svg:y1="7.265cm" svg:x2="12.18cm" svg:y2="11.355cm">
            <text:p/>
          </draw:line>
          <draw:circle draw:style-name="gr6" draw:text-style-name="P2" draw:layer="layout" svg:width="1.27cm" svg:height="1.27cm" draw:transform="rotate (0.320267917740959) translate (16.031cm 6.812cm)" draw:kind="cut" draw:start-angle="236.69" draw:end-angle="86.47">
            <text:p/>
          </draw:circle>
          <draw:circle draw:style-name="gr6" draw:text-style-name="P2" draw:layer="layout" svg:width="1.27cm" svg:height="1.27cm" draw:transform="rotate (-1.24791041517595) translate (12.56cm 10.756cm)" draw:kind="cut" draw:start-angle="236.69" draw:end-angle="86.47">
            <text:p/>
          </draw:circle>
          <draw:frame draw:style-name="gr7" draw:text-style-name="P4" draw:layer="layout" svg:width="3.601cm" svg:height="0.962cm" svg:x="17.388cm" svg:y="6.688cm">
            <draw:text-box>
              <text:p text:style-name="P3"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o</text:span><text:span text:style-name="T1">r </text:span><text:span text:style-name="T1">1</text:span></text:p>
            </draw:text-box>
          </draw:frame>
          <draw:frame draw:style-name="gr7" draw:text-style-name="P4" draw:layer="layout" svg:width="3.601cm" svg:height="0.962cm" svg:x="12.789cm" svg:y="11.288cm">
            <draw:text-box>
              <text:p text:style-name="P3"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o</text:span><text:span text:style-name="T1">r </text:span><text:span text:style-name="T1">2</text:span></text:p>
            </draw:text-box>
          </draw:frame>
          <draw:line draw:style-name="gr8" draw:text-style-name="P1" draw:layer="layout" svg:x1="12.18cm" svg:y1="3.175cm" svg:x2="12.18cm" svg:y2="7.265cm">
            <text:p/>
          </draw:line>
          <draw:custom-shape draw:style-name="gr9" draw:text-style-name="P5" draw:layer="layout" svg:width="0.559cm" svg:height="0.559cm" svg:x="9.677cm" svg:y="6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559cm" svg:height="0.559cm" svg:x="11.913cm" svg:y="3.3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7" draw:layer="layout" svg:width="15.01cm" svg:height="0.962cm" svg:x="5.985cm" svg:y="1.778cm">
            <draw:text-box>
              <text:p text:style-name="P3"><text:span text:style-name="T1">D</text:span><text:span text:style-name="T1">i</text:span><text:span text:style-name="T1">s</text:span><text:span text:style-name="T1">ti</text:span><text:span text:style-name="T1">n</text:span><text:span text:style-name="T1">g</text:span><text:span text:style-name="T1">u</text:span><text:span text:style-name="T1">i</text:span><text:span text:style-name="T1">s</text:span><text:span text:style-name="T1">h</text:span><text:span text:style-name="T1">a</text:span><text:span text:style-name="T1">b</text:span><text:span text:style-name="T1">l</text:span><text:span text:style-name="T1">e </text:span><text:span text:style-name="T1">P</text:span><text:span text:style-name="T1">h</text:span><text:span text:style-name="T1">o</text:span><text:span text:style-name="T1">t</text:span><text:span text:style-name="T1">o</text:span><text:span text:style-name="T1">n</text:span><text:span text:style-name="T1">s </text:span><text:span text:style-name="T1">(</text:span><text:span text:style-name="T1">d</text:span><text:span text:style-name="T1">if</text:span><text:span text:style-name="T1">f</text:span><text:span text:style-name="T1">e</text:span><text:span text:style-name="T1">r</text:span><text:span text:style-name="T1">e</text:span><text:span text:style-name="T1">n</text:span><text:span text:style-name="T1">t </text:span><text:span text:style-name="T1">a</text:span><text:span text:style-name="T1">rr</text:span><text:span text:style-name="T1">i</text:span><text:span text:style-name="T1">v</text:span><text:span text:style-name="T1">a</text:span><text:span text:style-name="T1">l </text:span><text:span text:style-name="T1">ti</text:span><text:span text:style-name="T1">m</text:span><text:span text:style-name="T1">e</text:span><text:span text:style-name="T1">s</text:span><text:span text:style-name="T1">)</text:span></text:p>
            </draw:text-box>
          </draw:frame>
        </draw:g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custom-shape draw:style-name="gr13" draw:text-style-name="P1" draw:layer="layout" svg:width="1.905cm" svg:height="1.905cm" svg:x="11.19cm" svg:y="6.2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.19cm" svg:y1="6.28cm" svg:x2="13.095cm" svg:y2="8.185cm">
            <text:p/>
          </draw:line>
          <draw:line draw:style-name="gr14" draw:text-style-name="P1" draw:layer="layout" svg:x1="7.75cm" svg:y1="7.265cm" svg:x2="12.221cm" svg:y2="7.265cm">
            <text:p/>
          </draw:line>
          <draw:line draw:style-name="gr15" draw:text-style-name="P1" draw:layer="layout" svg:x1="12.194cm" svg:y1="7.265cm" svg:x2="16.665cm" svg:y2="7.265cm">
            <text:p/>
          </draw:line>
          <draw:line draw:style-name="gr16" draw:text-style-name="P1" draw:layer="layout" svg:x1="12.18cm" svg:y1="7.265cm" svg:x2="12.18cm" svg:y2="11.355cm">
            <text:p/>
          </draw:line>
          <draw:circle draw:style-name="gr6" draw:text-style-name="P2" draw:layer="layout" svg:width="1.27cm" svg:height="1.27cm" draw:transform="rotate (0.320267917740959) translate (16.031cm 6.812cm)" draw:kind="cut" draw:start-angle="236.69" draw:end-angle="86.47">
            <text:p/>
          </draw:circle>
          <draw:circle draw:style-name="gr6" draw:text-style-name="P2" draw:layer="layout" svg:width="1.27cm" svg:height="1.27cm" draw:transform="rotate (-1.24791041517595) translate (12.56cm 10.756cm)" draw:kind="cut" draw:start-angle="236.69" draw:end-angle="86.47">
            <text:p/>
          </draw:circle>
          <draw:frame draw:style-name="gr7" draw:text-style-name="P4" draw:layer="layout" svg:width="3.601cm" svg:height="0.962cm" svg:x="17.388cm" svg:y="6.688cm">
            <draw:text-box>
              <text:p text:style-name="P3"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o</text:span><text:span text:style-name="T1">r </text:span><text:span text:style-name="T1">1</text:span></text:p>
            </draw:text-box>
          </draw:frame>
          <draw:frame draw:style-name="gr7" draw:text-style-name="P4" draw:layer="layout" svg:width="3.601cm" svg:height="0.962cm" svg:x="12.789cm" svg:y="11.288cm">
            <draw:text-box>
              <text:p text:style-name="P3"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o</text:span><text:span text:style-name="T1">r </text:span><text:span text:style-name="T1">2</text:span></text:p>
            </draw:text-box>
          </draw:frame>
          <draw:line draw:style-name="gr17" draw:text-style-name="P1" draw:layer="layout" svg:x1="12.18cm" svg:y1="3.175cm" svg:x2="12.18cm" svg:y2="7.265cm">
            <text:p/>
          </draw:line>
          <draw:custom-shape draw:style-name="gr18" draw:text-style-name="P5" draw:layer="layout" svg:width="0.548cm" svg:height="0.551cm" svg:x="11.913cm" svg:y="9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6" draw:layer="layout" svg:width="0.548cm" svg:height="0.551cm" svg:x="13.745cm" svg:y="6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draw:page-thumbnail draw:style-name="gr12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>
          <draw:custom-shape draw:style-name="gr1" draw:text-style-name="P1" draw:layer="layout" svg:width="1.905cm" svg:height="1.905cm" svg:x="11.19cm" svg:y="6.2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.19cm" svg:y1="6.28cm" svg:x2="13.095cm" svg:y2="8.185cm">
            <text:p/>
          </draw:line>
          <draw:line draw:style-name="gr20" draw:text-style-name="P1" draw:layer="layout" svg:x1="7.75cm" svg:y1="7.265cm" svg:x2="12.221cm" svg:y2="7.265cm">
            <text:p/>
          </draw:line>
          <draw:line draw:style-name="gr21" draw:text-style-name="P1" draw:layer="layout" svg:x1="12.194cm" svg:y1="7.265cm" svg:x2="16.665cm" svg:y2="7.265cm">
            <text:p/>
          </draw:line>
          <draw:line draw:style-name="gr22" draw:text-style-name="P1" draw:layer="layout" svg:x1="12.18cm" svg:y1="7.265cm" svg:x2="12.18cm" svg:y2="11.355cm">
            <text:p/>
          </draw:line>
          <draw:circle draw:style-name="gr6" draw:text-style-name="P2" draw:layer="layout" svg:width="1.27cm" svg:height="1.27cm" draw:transform="rotate (0.320267917740959) translate (16.031cm 6.812cm)" draw:kind="cut" draw:start-angle="236.69" draw:end-angle="86.47">
            <text:p/>
          </draw:circle>
          <draw:circle draw:style-name="gr6" draw:text-style-name="P2" draw:layer="layout" svg:width="1.27cm" svg:height="1.27cm" draw:transform="rotate (-1.24791041517595) translate (12.56cm 10.756cm)" draw:kind="cut" draw:start-angle="236.69" draw:end-angle="86.47">
            <text:p/>
          </draw:circle>
          <draw:frame draw:style-name="gr7" draw:text-style-name="P4" draw:layer="layout" svg:width="3.601cm" svg:height="0.962cm" svg:x="17.388cm" svg:y="6.688cm">
            <draw:text-box>
              <text:p text:style-name="P3"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o</text:span><text:span text:style-name="T1">r </text:span><text:span text:style-name="T1">1</text:span></text:p>
            </draw:text-box>
          </draw:frame>
          <draw:frame draw:style-name="gr7" draw:text-style-name="P4" draw:layer="layout" svg:width="3.601cm" svg:height="0.962cm" svg:x="12.789cm" svg:y="11.288cm">
            <draw:text-box>
              <text:p text:style-name="P3"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o</text:span><text:span text:style-name="T1">r </text:span><text:span text:style-name="T1">2</text:span></text:p>
            </draw:text-box>
          </draw:frame>
          <draw:line draw:style-name="gr23" draw:text-style-name="P1" draw:layer="layout" svg:x1="12.18cm" svg:y1="3.175cm" svg:x2="12.18cm" svg:y2="7.265cm">
            <text:p/>
          </draw:line>
          <draw:custom-shape draw:style-name="gr9" draw:text-style-name="P5" draw:layer="layout" svg:width="0.559cm" svg:height="0.559cm" svg:x="11.913cm" svg:y="9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559cm" svg:height="0.559cm" svg:x="11.913cm" svg:y="8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draw:page-thumbnail draw:style-name="gr12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>
          <draw:custom-shape draw:style-name="gr1" draw:text-style-name="P1" draw:layer="layout" svg:width="1.905cm" svg:height="1.905cm" svg:x="11.19cm" svg:y="6.2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.19cm" svg:y1="6.28cm" svg:x2="13.095cm" svg:y2="8.185cm">
            <text:p/>
          </draw:line>
          <draw:line draw:style-name="gr24" draw:text-style-name="P1" draw:layer="layout" svg:x1="7.75cm" svg:y1="7.265cm" svg:x2="12.221cm" svg:y2="7.265cm">
            <text:p/>
          </draw:line>
          <draw:line draw:style-name="gr4" draw:text-style-name="P1" draw:layer="layout" svg:x1="12.194cm" svg:y1="7.265cm" svg:x2="16.665cm" svg:y2="7.265cm">
            <text:p/>
          </draw:line>
          <draw:line draw:style-name="gr5" draw:text-style-name="P1" draw:layer="layout" svg:x1="12.18cm" svg:y1="7.265cm" svg:x2="12.18cm" svg:y2="11.355cm">
            <text:p/>
          </draw:line>
          <draw:circle draw:style-name="gr6" draw:text-style-name="P2" draw:layer="layout" svg:width="1.27cm" svg:height="1.27cm" draw:transform="rotate (0.320267917740959) translate (16.031cm 6.812cm)" draw:kind="cut" draw:start-angle="236.69" draw:end-angle="86.47">
            <text:p/>
          </draw:circle>
          <draw:circle draw:style-name="gr6" draw:text-style-name="P2" draw:layer="layout" svg:width="1.27cm" svg:height="1.27cm" draw:transform="rotate (-1.24791041517595) translate (12.56cm 10.756cm)" draw:kind="cut" draw:start-angle="236.69" draw:end-angle="86.47">
            <text:p/>
          </draw:circle>
          <draw:frame draw:style-name="gr7" draw:text-style-name="P10" draw:layer="layout" svg:width="3.601cm" svg:height="0.962cm" svg:x="17.388cm" svg:y="6.688cm">
            <draw:text-box>
              <text:p text:style-name="P9"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o</text:span><text:span text:style-name="T1">r </text:span><text:span text:style-name="T1">1</text:span></text:p>
            </draw:text-box>
          </draw:frame>
          <draw:frame draw:style-name="gr7" draw:text-style-name="P10" draw:layer="layout" svg:width="3.601cm" svg:height="0.962cm" svg:x="12.789cm" svg:y="11.288cm">
            <draw:text-box>
              <text:p text:style-name="P9"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o</text:span><text:span text:style-name="T1">r </text:span><text:span text:style-name="T1">2</text:span></text:p>
            </draw:text-box>
          </draw:frame>
          <draw:line draw:style-name="gr25" draw:text-style-name="P1" draw:layer="layout" svg:x1="12.18cm" svg:y1="3.175cm" svg:x2="12.18cm" svg:y2="7.265cm">
            <text:p/>
          </draw:line>
          <draw:custom-shape draw:style-name="gr9" draw:text-style-name="P5" draw:layer="layout" svg:width="0.559cm" svg:height="0.559cm" svg:x="14.856cm" svg:y="6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559cm" svg:height="0.559cm" svg:x="11.913cm" svg:y="8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draw:page-thumbnail draw:style-name="gr12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g>
          <draw:custom-shape draw:style-name="gr1" draw:text-style-name="P1" draw:layer="layout" svg:width="1.905cm" svg:height="1.905cm" svg:x="11.19cm" svg:y="6.2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.19cm" svg:y1="6.28cm" svg:x2="13.095cm" svg:y2="8.185cm">
            <text:p/>
          </draw:line>
          <draw:line draw:style-name="gr24" draw:text-style-name="P1" draw:layer="layout" svg:x1="7.75cm" svg:y1="7.265cm" svg:x2="12.221cm" svg:y2="7.265cm">
            <text:p/>
          </draw:line>
          <draw:line draw:style-name="gr4" draw:text-style-name="P1" draw:layer="layout" svg:x1="12.194cm" svg:y1="7.265cm" svg:x2="16.665cm" svg:y2="7.265cm">
            <text:p/>
          </draw:line>
          <draw:line draw:style-name="gr5" draw:text-style-name="P1" draw:layer="layout" svg:x1="12.18cm" svg:y1="7.265cm" svg:x2="12.18cm" svg:y2="11.355cm">
            <text:p/>
          </draw:line>
          <draw:circle draw:style-name="gr6" draw:text-style-name="P2" draw:layer="layout" svg:width="1.27cm" svg:height="1.27cm" draw:transform="rotate (0.320267917740959) translate (16.031cm 6.812cm)" draw:kind="cut" draw:start-angle="236.69" draw:end-angle="86.47">
            <text:p/>
          </draw:circle>
          <draw:circle draw:style-name="gr6" draw:text-style-name="P2" draw:layer="layout" svg:width="1.27cm" svg:height="1.27cm" draw:transform="rotate (-1.24791041517595) translate (12.56cm 10.756cm)" draw:kind="cut" draw:start-angle="236.69" draw:end-angle="86.47">
            <text:p/>
          </draw:circle>
          <draw:frame draw:style-name="gr7" draw:text-style-name="P4" draw:layer="layout" svg:width="3.601cm" svg:height="0.962cm" svg:x="17.388cm" svg:y="6.688cm">
            <draw:text-box>
              <text:p text:style-name="P3"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o</text:span><text:span text:style-name="T1">r </text:span><text:span text:style-name="T1">1</text:span></text:p>
            </draw:text-box>
          </draw:frame>
          <draw:frame draw:style-name="gr7" draw:text-style-name="P4" draw:layer="layout" svg:width="3.601cm" svg:height="0.962cm" svg:x="12.789cm" svg:y="11.288cm">
            <draw:text-box>
              <text:p text:style-name="P3"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o</text:span><text:span text:style-name="T1">r </text:span><text:span text:style-name="T1">2</text:span></text:p>
            </draw:text-box>
          </draw:frame>
          <draw:line draw:style-name="gr25" draw:text-style-name="P1" draw:layer="layout" svg:x1="12.18cm" svg:y1="3.175cm" svg:x2="12.18cm" svg:y2="7.265cm">
            <text:p/>
          </draw:line>
          <draw:custom-shape draw:style-name="gr9" draw:text-style-name="P5" draw:layer="layout" svg:width="0.559cm" svg:height="0.559cm" svg:x="14.656cm" svg:y="6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559cm" svg:height="0.559cm" svg:x="13.538cm" svg:y="6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draw:page-thumbnail draw:style-name="gr12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g>
          <draw:custom-shape draw:style-name="gr1" draw:text-style-name="P1" draw:layer="layout" svg:width="1.905cm" svg:height="1.905cm" svg:x="11.19cm" svg:y="6.2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.19cm" svg:y1="6.28cm" svg:x2="13.095cm" svg:y2="8.185cm">
            <text:p/>
          </draw:line>
          <draw:line draw:style-name="gr3" draw:text-style-name="P1" draw:layer="layout" svg:x1="7.75cm" svg:y1="7.265cm" svg:x2="12.221cm" svg:y2="7.265cm">
            <text:p/>
          </draw:line>
          <draw:line draw:style-name="gr4" draw:text-style-name="P1" draw:layer="layout" svg:x1="12.194cm" svg:y1="7.265cm" svg:x2="16.665cm" svg:y2="7.265cm">
            <text:p/>
          </draw:line>
          <draw:line draw:style-name="gr5" draw:text-style-name="P1" draw:layer="layout" svg:x1="12.18cm" svg:y1="7.265cm" svg:x2="12.18cm" svg:y2="11.355cm">
            <text:p/>
          </draw:line>
          <draw:circle draw:style-name="gr6" draw:text-style-name="P2" draw:layer="layout" svg:width="1.27cm" svg:height="1.27cm" draw:transform="rotate (0.320267917740959) translate (16.031cm 6.812cm)" draw:kind="cut" draw:start-angle="236.69" draw:end-angle="86.47">
            <text:p/>
          </draw:circle>
          <draw:circle draw:style-name="gr6" draw:text-style-name="P2" draw:layer="layout" svg:width="1.27cm" svg:height="1.27cm" draw:transform="rotate (-1.24791041517595) translate (12.56cm 10.756cm)" draw:kind="cut" draw:start-angle="236.69" draw:end-angle="86.47">
            <text:p/>
          </draw:circle>
          <draw:frame draw:style-name="gr7" draw:text-style-name="P4" draw:layer="layout" svg:width="3.601cm" svg:height="0.962cm" svg:x="17.388cm" svg:y="6.688cm">
            <draw:text-box>
              <text:p text:style-name="P3"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o</text:span><text:span text:style-name="T1">r </text:span><text:span text:style-name="T1">1</text:span></text:p>
            </draw:text-box>
          </draw:frame>
          <draw:frame draw:style-name="gr7" draw:text-style-name="P4" draw:layer="layout" svg:width="3.601cm" svg:height="0.962cm" svg:x="12.789cm" svg:y="11.288cm">
            <draw:text-box>
              <text:p text:style-name="P3"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o</text:span><text:span text:style-name="T1">r </text:span><text:span text:style-name="T1">2</text:span></text:p>
            </draw:text-box>
          </draw:frame>
          <draw:line draw:style-name="gr8" draw:text-style-name="P1" draw:layer="layout" svg:x1="12.18cm" svg:y1="3.175cm" svg:x2="12.18cm" svg:y2="7.265cm">
            <text:p/>
          </draw:line>
          <draw:custom-shape draw:style-name="gr26" draw:text-style-name="P12" draw:layer="layout" svg:width="0.559cm" svg:height="0.559cm" svg:x="9.271cm" svg:y="6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2" draw:layer="layout" svg:width="0.559cm" svg:height="0.559cm" svg:x="11.913cm" svg:y="4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7" draw:layer="layout" svg:width="14.629cm" svg:height="0.962cm" svg:x="6.285cm" svg:y="1.778cm">
            <draw:text-box>
              <text:p text:style-name="P3"><text:span text:style-name="T1">I</text:span><text:span text:style-name="T1">n</text:span><text:span text:style-name="T1">d</text:span><text:span text:style-name="T1">i</text:span><text:span text:style-name="T1">s</text:span><text:span text:style-name="T1">ti</text:span><text:span text:style-name="T1">n</text:span><text:span text:style-name="T1">g</text:span><text:span text:style-name="T1">u</text:span><text:span text:style-name="T1">i</text:span><text:span text:style-name="T1">s</text:span><text:span text:style-name="T1">h</text:span><text:span text:style-name="T1">a</text:span><text:span text:style-name="T1">b</text:span><text:span text:style-name="T1">l</text:span><text:span text:style-name="T1">e </text:span><text:span text:style-name="T1">P</text:span><text:span text:style-name="T1">h</text:span><text:span text:style-name="T1">o</text:span><text:span text:style-name="T1">t</text:span><text:span text:style-name="T1">o</text:span><text:span text:style-name="T1">n</text:span><text:span text:style-name="T1">s </text:span><text:span text:style-name="T1">(</text:span><text:span text:style-name="T1">e</text:span><text:span text:style-name="T1">q</text:span><text:span text:style-name="T1">u</text:span><text:span text:style-name="T1">a</text:span><text:span text:style-name="T1">l </text:span><text:span text:style-name="T1">a</text:span><text:span text:style-name="T1">rr</text:span><text:span text:style-name="T1">i</text:span><text:span text:style-name="T1">v</text:span><text:span text:style-name="T1">a</text:span><text:span text:style-name="T1">l </text:span><text:span text:style-name="T1">ti</text:span><text:span text:style-name="T1">m</text:span><text:span text:style-name="T1">e</text:span><text:span text:style-name="T1">s</text:span><text:span text:style-name="T1">)</text:span></text:p>
            </draw:text-box>
          </draw:frame>
        </draw:g>
        <presentation:notes draw:style-name="dp1">
          <draw:page-thumbnail draw:style-name="gr12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g>
          <draw:custom-shape draw:style-name="gr1" draw:text-style-name="P1" draw:layer="layout" svg:width="1.905cm" svg:height="1.905cm" svg:x="11.19cm" svg:y="6.2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.19cm" svg:y1="6.28cm" svg:x2="13.095cm" svg:y2="8.185cm">
            <text:p/>
          </draw:line>
          <draw:line draw:style-name="gr24" draw:text-style-name="P1" draw:layer="layout" svg:x1="7.75cm" svg:y1="7.265cm" svg:x2="12.221cm" svg:y2="7.265cm">
            <text:p/>
          </draw:line>
          <draw:line draw:style-name="gr4" draw:text-style-name="P1" draw:layer="layout" svg:x1="12.194cm" svg:y1="7.265cm" svg:x2="16.665cm" svg:y2="7.265cm">
            <text:p/>
          </draw:line>
          <draw:line draw:style-name="gr5" draw:text-style-name="P1" draw:layer="layout" svg:x1="12.18cm" svg:y1="7.265cm" svg:x2="12.18cm" svg:y2="11.355cm">
            <text:p/>
          </draw:line>
          <draw:circle draw:style-name="gr6" draw:text-style-name="P2" draw:layer="layout" svg:width="1.27cm" svg:height="1.27cm" draw:transform="rotate (0.320267917740959) translate (16.031cm 6.812cm)" draw:kind="cut" draw:start-angle="236.69" draw:end-angle="86.47">
            <text:p/>
          </draw:circle>
          <draw:circle draw:style-name="gr6" draw:text-style-name="P2" draw:layer="layout" svg:width="1.27cm" svg:height="1.27cm" draw:transform="rotate (-1.24791041517595) translate (12.56cm 10.756cm)" draw:kind="cut" draw:start-angle="236.69" draw:end-angle="86.47">
            <text:p/>
          </draw:circle>
          <draw:frame draw:style-name="gr7" draw:text-style-name="P4" draw:layer="layout" svg:width="3.601cm" svg:height="0.962cm" svg:x="17.388cm" svg:y="6.688cm">
            <draw:text-box>
              <text:p text:style-name="P3"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o</text:span><text:span text:style-name="T1">r </text:span><text:span text:style-name="T1">1</text:span></text:p>
            </draw:text-box>
          </draw:frame>
          <draw:frame draw:style-name="gr7" draw:text-style-name="P4" draw:layer="layout" svg:width="3.601cm" svg:height="0.962cm" svg:x="12.789cm" svg:y="11.288cm">
            <draw:text-box>
              <text:p text:style-name="P3"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o</text:span><text:span text:style-name="T1">r </text:span><text:span text:style-name="T1">2</text:span></text:p>
            </draw:text-box>
          </draw:frame>
          <draw:line draw:style-name="gr25" draw:text-style-name="P1" draw:layer="layout" svg:x1="12.18cm" svg:y1="3.175cm" svg:x2="12.18cm" svg:y2="7.265cm">
            <text:p/>
          </draw:line>
          <draw:custom-shape draw:style-name="gr26" draw:text-style-name="P12" draw:layer="layout" svg:width="0.559cm" svg:height="0.559cm" svg:x="14.453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2" draw:layer="layout" svg:width="0.559cm" svg:height="0.559cm" svg:x="14.453cm" svg:y="6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draw:page-thumbnail draw:style-name="gr12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g>
          <draw:custom-shape draw:style-name="gr1" draw:text-style-name="P1" draw:layer="layout" svg:width="1.905cm" svg:height="1.905cm" svg:x="11.19cm" svg:y="6.2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.19cm" svg:y1="6.28cm" svg:x2="13.095cm" svg:y2="8.185cm">
            <text:p/>
          </draw:line>
          <draw:line draw:style-name="gr24" draw:text-style-name="P1" draw:layer="layout" svg:x1="7.75cm" svg:y1="7.265cm" svg:x2="12.221cm" svg:y2="7.265cm">
            <text:p/>
          </draw:line>
          <draw:line draw:style-name="gr4" draw:text-style-name="P1" draw:layer="layout" svg:x1="12.194cm" svg:y1="7.265cm" svg:x2="16.665cm" svg:y2="7.265cm">
            <text:p/>
          </draw:line>
          <draw:line draw:style-name="gr5" draw:text-style-name="P1" draw:layer="layout" svg:x1="12.18cm" svg:y1="7.265cm" svg:x2="12.18cm" svg:y2="11.355cm">
            <text:p/>
          </draw:line>
          <draw:circle draw:style-name="gr6" draw:text-style-name="P2" draw:layer="layout" svg:width="1.27cm" svg:height="1.27cm" draw:transform="rotate (0.320267917740959) translate (16.031cm 6.812cm)" draw:kind="cut" draw:start-angle="236.69" draw:end-angle="86.47">
            <text:p/>
          </draw:circle>
          <draw:circle draw:style-name="gr6" draw:text-style-name="P2" draw:layer="layout" svg:width="1.27cm" svg:height="1.27cm" draw:transform="rotate (-1.24791041517595) translate (12.56cm 10.756cm)" draw:kind="cut" draw:start-angle="236.69" draw:end-angle="86.47">
            <text:p/>
          </draw:circle>
          <draw:frame draw:style-name="gr7" draw:text-style-name="P4" draw:layer="layout" svg:width="3.601cm" svg:height="0.962cm" svg:x="17.388cm" svg:y="6.688cm">
            <draw:text-box>
              <text:p text:style-name="P3"><text:span text:style-name="T1">Detector 1</text:span></text:p>
            </draw:text-box>
          </draw:frame>
          <draw:frame draw:style-name="gr7" draw:text-style-name="P4" draw:layer="layout" svg:width="3.601cm" svg:height="0.962cm" svg:x="12.789cm" svg:y="11.288cm">
            <draw:text-box>
              <text:p text:style-name="P3"><text:span text:style-name="T1">Detector 2</text:span></text:p>
            </draw:text-box>
          </draw:frame>
          <draw:line draw:style-name="gr25" draw:text-style-name="P1" draw:layer="layout" svg:x1="12.18cm" svg:y1="3.175cm" svg:x2="12.18cm" svg:y2="7.265cm">
            <text:p/>
          </draw:line>
          <draw:custom-shape draw:style-name="gr26" draw:text-style-name="P12" draw:layer="layout" svg:width="0.559cm" svg:height="0.559cm" draw:transform="rotate (1.5707963267949) translate (12.203cm 9.85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2" draw:layer="layout" svg:width="0.559cm" svg:height="0.559cm" draw:transform="rotate (1.5707963267949) translate (11.582cm 9.85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draw:page-thumbnail draw:style-name="gr12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g>
          <draw:custom-shape draw:style-name="gr27" draw:text-style-name="P1" draw:layer="layout" svg:width="15.91cm" svg:height="10.135cm" svg:x="5.515cm" svg:y="5.31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8" draw:text-style-name="P1" draw:layer="layout" svg:x1="13.435cm" svg:y1="5.315cm" svg:x2="13.435cm" svg:y2="15.35cm">
            <text:p/>
          </draw:line>
          <draw:line draw:style-name="gr28" draw:text-style-name="P1" draw:layer="layout" svg:x1="5.515cm" svg:y1="10.46cm" svg:x2="21.415cm" svg:y2="10.46cm">
            <text:p/>
          </draw:line>
          <draw:frame draw:style-name="gr29" draw:text-style-name="P2" draw:layer="layout" svg:width="7.036cm" svg:height="4.902cm" svg:x="10.312cm" svg:y="0.17cm">
            <draw:image xlink:href="Pictures/10000201000002370000018C308C0058A39DFD49.png" xlink:type="simple" xlink:show="embed" xlink:actuate="onLoad" draw:mime-type="image/png">
              <text:p/>
            </draw:image>
          </draw:frame>
          <draw:frame draw:style-name="gr29" draw:text-style-name="P2" draw:layer="layout" svg:width="6.172cm" svg:height="4.242cm" svg:x="6.592cm" svg:y="5.639cm">
            <draw:image xlink:href="Pictures/10000201000001F70000015957AABFEFF101A1BF.png" xlink:type="simple" xlink:show="embed" xlink:actuate="onLoad" draw:mime-type="image/png">
              <text:p/>
            </draw:image>
          </draw:frame>
          <draw:frame draw:style-name="gr29" draw:text-style-name="P2" draw:layer="layout" svg:width="6.172cm" svg:height="4.242cm" svg:x="14.694cm" svg:y="5.641cm">
            <draw:image xlink:href="Pictures/10000201000001F700000159041F04B32D719D04.png" xlink:type="simple" xlink:show="embed" xlink:actuate="onLoad" draw:mime-type="image/png">
              <text:p/>
            </draw:image>
          </draw:frame>
          <draw:frame draw:style-name="gr29" draw:text-style-name="P2" draw:layer="layout" svg:width="6.172cm" svg:height="4.242cm" svg:x="6.608cm" svg:y="10.784cm">
            <draw:image xlink:href="Pictures/10000201000001F7000001599E44E42EF63CDA9F.png" xlink:type="simple" xlink:show="embed" xlink:actuate="onLoad" draw:mime-type="image/png">
              <text:p/>
            </draw:image>
          </draw:frame>
          <draw:frame draw:style-name="gr29" draw:text-style-name="P2" draw:layer="layout" svg:width="6.172cm" svg:height="4.242cm" svg:x="14.68cm" svg:y="10.728cm">
            <draw:image xlink:href="Pictures/10000201000001F700000159E10B95676009D531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2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9" draw:text-style-name="P2" draw:layer="layout" svg:width="7.036cm" svg:height="5.08cm" svg:x="10.641cm" svg:y="0.274cm">
          <draw:image xlink:href="Pictures/10000201000002250000018CE317A0FBEC2B1470.png" xlink:type="simple" xlink:show="embed" xlink:actuate="onLoad" draw:mime-type="image/png">
            <text:p/>
          </draw:image>
        </draw:frame>
        <draw:frame draw:style-name="gr29" draw:text-style-name="P2" draw:layer="layout" svg:width="6.172cm" svg:height="4.293cm" svg:x="5.893cm" svg:y="5.89cm">
          <draw:image xlink:href="Pictures/10000201000001EF00000158499A321C02A07C11.png" xlink:type="simple" xlink:show="embed" xlink:actuate="onLoad" draw:mime-type="image/png">
            <text:p/>
          </draw:image>
        </draw:frame>
        <draw:frame draw:style-name="gr29" draw:text-style-name="P2" draw:layer="layout" svg:width="6.172cm" svg:height="4.293cm" svg:x="14.576cm" svg:y="5.907cm">
          <draw:image xlink:href="Pictures/10000201000001EF0000015894F02B0D9F38EAC7.png" xlink:type="simple" xlink:show="embed" xlink:actuate="onLoad" draw:mime-type="image/png">
            <text:p/>
          </draw:image>
        </draw:frame>
        <draw:custom-shape draw:style-name="gr30" draw:text-style-name="P1" draw:layer="layout" svg:width="15.91cm" svg:height="5.08cm" svg:x="5.516cm" svg:y="5.7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8" draw:text-style-name="P1" draw:layer="layout" svg:x1="13.435cm" svg:y1="5.716cm" svg:x2="13.435cm" svg:y2="10.795cm">
          <text:p/>
        </draw:line>
        <presentation:notes draw:style-name="dp2">
          <draw:page-thumbnail draw:style-name="gr12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" draw:style="rect" draw:dots1="1" draw:dots1-length="300%" draw:distance="300%"/>
    <draw:stroke-dash draw:name="Dot" draw:style="rect" draw:dots1="1" draw:dots1-length="100%" draw:distance="1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31T10:29:04.852808306</meta:creation-date>
    <dc:date>2025-05-01T08:28:56.970546680</dc:date>
    <meta:editing-duration>PT13H38M11S</meta:editing-duration>
    <meta:editing-cycles>26</meta:editing-cycles>
    <meta:generator>LibreOffice/7.0.4.2$Linux_X86_64 LibreOffice_project/00$Build-2</meta:generator>
    <meta:document-statistic meta:object-count="161"/>
  </office:meta>
</office:document-meta>
</file>